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2.044cm"/>
    </style:style>
    <style:style style:name="co4" style:family="table-column">
      <style:table-column-properties fo:break-before="auto" style:column-width="10.59cm"/>
    </style:style>
    <style:style style:name="co5" style:family="table-column">
      <style:table-column-properties fo:break-before="auto" style:column-width="10.333cm"/>
    </style:style>
    <style:style style:name="co6" style:family="table-column">
      <style:table-column-properties fo:break-before="auto" style:column-width="4.396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8.364cm"/>
    </style:style>
    <style:style style:name="co9" style:family="table-column">
      <style:table-column-properties fo:break-before="auto" style:column-width="5.741cm"/>
    </style:style>
    <style:style style:name="co10" style:family="table-column">
      <style:table-column-properties fo:break-before="auto" style:column-width="10.506cm"/>
    </style:style>
    <style:style style:name="co11" style:family="table-column">
      <style:table-column-properties fo:break-before="auto" style:column-width="8.278cm"/>
    </style:style>
    <style:style style:name="ro1" style:family="table-row">
      <style:table-row-properties style:row-height="0.543cm" fo:break-before="auto" style:use-optimal-row-height="true"/>
    </style:style>
    <style:style style:name="ro2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1-questi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>
            <text:p>Keyword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Ques?</text:p>
          </table:table-cell>
          <table:table-cell table:style-name="ce4" office:value-type="string">
            <text:p>Sort of question</text:p>
          </table:table-cell>
          <table:table-cell table:style-name="ce4" office:value-type="string">
            <text:p>Sort of answer</text:p>
          </table:table-cell>
          <table:table-cell table:style-name="ce4" office:value-type="string">
            <text:p>Expln?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question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MQ: does the problem have property P?</text:p>
          </table:table-cell>
          <table:table-cell office:value-type="string">
            <text:p>ynwe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What's the neatest proof of P?</text:p>
          </table:table-cell>
          <table:table-cell office:value-type="string">
            <text:p>proof of subconjecture with properties P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MQ: is this property unique?</text:p>
          </table:table-cell>
          <table:table-cell office:value-type="string">
            <text:p>ynwe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<text:s/>na</text:p>
          </table:table-cell>
          <table:table-cell office:value-type="string">
            <text:p>na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table:style-name="ce5" office:value-type="string">
            <text:p>Is this observation useful?</text:p>
          </table:table-cell>
          <table:table-cell office:value-type="string">
            <text:p>we can use this fact as follows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 office:value-type="string">
            <text:p>admin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3">
            <text:p>223</text:p>
          </table:table-cell>
          <table:table-cell office:value-type="float" office:value="1">
            <text:p>1</text:p>
          </table:table-cell>
          <table:table-cell office:value-type="string">
            <text:p>Isn't this a problem?</text:p>
          </table:table-cell>
          <table:table-cell office:value-type="string">
            <text:p>ynwe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34">
            <text:p>234</text:p>
          </table:table-cell>
          <table:table-cell office:value-type="float" office:value="1">
            <text:p>1</text:p>
          </table:table-cell>
          <table:table-cell office:value-type="string">
            <text:p>what tools do I have for this?</text:p>
          </table:table-cell>
          <table:table-cell office:value-type="string">
            <text:p>techniqu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46-i</text:p>
          </table:table-cell>
          <table:table-cell office:value-type="float" office:value="1">
            <text:p>1</text:p>
          </table:table-cell>
          <table:table-cell office:value-type="string">
            <text:p>Is this possible?</text:p>
          </table:table-cell>
          <table:table-cell office:value-type="string">
            <text:p>classification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46-ii</text:p>
          </table:table-cell>
          <table:table-cell office:value-type="float" office:value="1">
            <text:p>1</text:p>
          </table:table-cell>
          <table:table-cell office:value-type="string">
            <text:p>Is this possible?</text:p>
          </table:table-cell>
          <table:table-cell office:value-type="string">
            <text:p>classification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46-iii</text:p>
          </table:table-cell>
          <table:table-cell office:value-type="float" office:value="1">
            <text:p>1</text:p>
          </table:table-cell>
          <table:table-cell office:value-type="string">
            <text:p>Is case A necessary?</text:p>
          </table:table-cell>
          <table:table-cell office:value-type="string">
            <text:p>argument (given conclusion)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string">
            <text:p>Is this useful?</text:p>
          </table:table-cell>
          <table:table-cell office:value-type="string">
            <text:p>justification (don't know conclusion)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-why" table:style-name="ta1">
        <table:table-column table:style-name="co1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>
            <text:p>Keyword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Ques?</text:p>
          </table:table-cell>
          <table:table-cell table:style-name="ce4" office:value-type="string">
            <text:p>Sort of question</text:p>
          </table:table-cell>
          <table:table-cell table:style-name="ce4" office:value-type="string">
            <text:p>Sort of answer</text:p>
          </table:table-cell>
          <table:table-cell table:style-name="ce4" office:value-type="string">
            <text:p>Expln?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hy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What's wrong with this?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Why does X look like this?</text:p>
          </table:table-cell>
          <table:table-cell office:value-type="string">
            <text:p>explanation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>
            <text:p>Why does X look like this?</text:p>
          </table:table-cell>
          <table:table-cell office:value-type="string">
            <text:p>explanation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string">
            <text:p>What's wrong with this?</text:p>
          </table:table-cell>
          <table:table-cell office:value-type="string">
            <text:p>argument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peyer – 5:0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-question-mark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0" table:default-cell-style-name="ce3"/>
        <table:table-column table:style-name="co11" table:default-cell-style-name="ce3"/>
        <table:table-column table:style-name="co1" table:number-columns-repeated="1019" table:default-cell-style-name="ce3"/>
        <table:table-row table:style-name="ro2">
          <table:table-cell table:style-name="ce1" office:value-type="string">
            <text:p>Keyword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Ques?</text:p>
          </table:table-cell>
          <table:table-cell table:style-name="ce4" office:value-type="string">
            <text:p>Sort of question</text:p>
          </table:table-cell>
          <table:table-cell table:style-name="ce4" office:value-type="string">
            <text:p>Sort of answer</text:p>
          </table:table-cell>
          <table:table-cell table:style-name="ce4" office:value-type="string">
            <text:p>Expln?</text:p>
          </table:table-cell>
          <table:table-cell table:style-name="ce7" office:value-type="string">
            <text:p>Q+E?</text:p>
          </table:table-cell>
          <table:table-cell table:number-columns-repeated="1017"/>
        </table:table-row>
        <table:table-row table:style-name="ro2">
          <table:table-cell office:value-type="string">
            <text:p>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Is there a classification?</text:p>
          </table:table-cell>
          <table:table-cell office:value-type="string">
            <text:p>ynwe, argument, example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admin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Can we find numbers with this property?</text:p>
          </table:table-cell>
          <table:table-cell office:value-type="string">
            <text:p>example, argument, explanation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1 – I</text:p>
          </table:table-cell>
          <table:table-cell office:value-type="float" office:value="1">
            <text:p>1</text:p>
          </table:table-cell>
          <table:table-cell office:value-type="string">
            <text:p>Are these two approaches really different?</text:p>
          </table:table-cell>
          <table:table-cell office:value-type="string">
            <text:p>yn with explanation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1 – ii</text:p>
          </table:table-cell>
          <table:table-cell office:value-type="float" office:value="1">
            <text:p>1</text:p>
          </table:table-cell>
          <table:table-cell table:style-name="ce6" office:value-type="string">
            <text:p>Are these two approaches really different?</text:p>
          </table:table-cell>
          <table:table-cell table:style-name="ce6" office:value-type="string">
            <text:p>yn with explanation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21 – iii</text:p>
          </table:table-cell>
          <table:table-cell office:value-type="string">
            <text:p>(?) 1</text:p>
          </table:table-cell>
          <table:table-cell office:value-type="string">
            <text:p>This might be true because...</text:p>
          </table:table-cell>
          <table:table-cell office:value-type="string">
            <text:p>ynwe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5 – I</text:p>
          </table:table-cell>
          <table:table-cell office:value-type="float" office:value="1">
            <text:p>1</text:p>
          </table:table-cell>
          <table:table-cell office:value-type="string">
            <text:p>What properties does this set have?</text:p>
          </table:table-cell>
          <table:table-cell office:value-type="string">
            <text:p>properties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5 – ii</text:p>
          </table:table-cell>
          <table:table-cell office:value-type="float" office:value="1">
            <text:p>1</text:p>
          </table:table-cell>
          <table:table-cell office:value-type="string">
            <text:p>Does this conjecture hold?</text:p>
          </table:table-cell>
          <table:table-cell office:value-type="string">
            <text:p>ynwe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25 – iii</text:p>
          </table:table-cell>
          <table:table-cell office:value-type="float" office:value="1">
            <text:p>1</text:p>
          </table:table-cell>
          <table:table-cell table:style-name="ce6" office:value-type="string">
            <text:p>Does this conjecture hold?</text:p>
          </table:table-cell>
          <table:table-cell office:value-type="string">
            <text:p>new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6" office:value-type="string">
            <text:p>Are these two approaches really different?</text:p>
          </table:table-cell>
          <table:table-cell office:value-type="string">
            <text:p>argument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Does this special case hold?</text:p>
          </table:table-cell>
          <table:table-cell office:value-type="string">
            <text:p>argument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what's wrong with this?</text:p>
          </table:table-cell>
          <table:table-cell office:value-type="string">
            <text:p>argument, explanation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Am I making a mistake?</text:p>
          </table:table-cell>
          <table:table-cell office:value-type="string">
            <text:p>ynwe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If we assume P, can we show Q?</text:p>
          </table:table-cell>
          <table:table-cell office:value-type="string">
            <text:p>ynwe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How can we reason about X?</text:p>
          </table:table-cell>
          <table:table-cell office:value-type="string">
            <text:p>ideas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1">
            <text:p>51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4T12:13:02</meta:creation-date>
    <dc:date>2014-07-20T14:29:37</dc:date>
    <meta:editing-duration>PT11H24M10S</meta:editing-duration>
    <meta:editing-cycles>59</meta:editing-cycles>
    <meta:generator>LibreOffice/3.5$MacOSX_x86 LibreOffice_project/7122e39-92ed229-498d286-15e43b4-d70da21</meta:generator>
    <meta:document-statistic meta:table-count="3" meta:cell-count="193" meta:object-count="0"/>
  </office:meta>
</office:document-meta>
</file>